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3.136cm" fo:min-width="9.871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33cm" draw:fill="none" draw:textarea-vertical-align="middle" fo:padding-top="0.165cm" fo:padding-bottom="0.165cm" fo:padding-left="0.29cm" fo:padding-right="0.29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131cm" fo:min-width="1.88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131cm" fo:min-width="1.88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2" draw:marker-end-width="0.33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="Arrowheads_20_6" draw:marker-end-width="0.33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4.465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81cm" svg:stroke-color="#000000" draw:marker-start-width="0.279cm" draw:marker-end-width="0.279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objectwithoutfill">
      <style:graphic-properties draw:stroke="none" svg:stroke-width="0.081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width="0.081cm" draw:fill="none" draw:textarea-vertical-align="middl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945cm" loext:decorative="false"/>
      <style:paragraph-properties style:writing-mode="lr-tb"/>
    </style:style>
    <style:style style:name="gr18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20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2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22pt"/>
    </style:style>
    <style:style style:name="P13" style:family="paragraph">
      <loext:graphic-properties draw:fill="none"/>
      <style:paragraph-properties fo:text-align="center"/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24pt" style:font-size-asian="24pt" style:font-size-complex="24pt"/>
    </style:style>
    <style:style style:name="T3" style:family="text">
      <style:text-properties fo:color="#c9211e" loext:opacity="100%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c9211e" loext:opacity="100%" style:text-position="sub 58%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3.81cm" svg:x="0.035cm" svg:y="3.9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809cm" svg:y1="8.41cm" svg:x2="2.809cm" svg:y2="7.544cm">
          <text:p/>
        </draw:line>
        <draw:g draw:style-name="gr3">
          <draw:custom-shape draw:style-name="gr4" draw:text-style-name="P3" draw:layer="layout" svg:width="3.478cm" svg:height="3.479cm" svg:x="1.07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5" draw:text-style-name="P4" draw:layer="layout" svg:width="3.478cm" svg:height="3.479cm" svg:x="6.318cm" svg:y="4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3.403cm" svg:height="1.825cm" svg:x="6.355cm" svg:y="4.854cm">
            <draw:text-box>
              <text:p text:style-name="P5"><text:span text:style-name="T1">Inhibitory </text:span></text:p>
              <text:p text:style-name="P5"><text:span text:style-name="T1">Neurons</text:span></text:p>
            </draw:text-box>
          </draw:frame>
        </draw:g>
        <draw:line draw:style-name="gr2" draw:text-style-name="P2" draw:layer="layout" svg:x1="2.784cm" svg:y1="2.576cm" svg:x2="2.784cm" svg:y2="3.996cm">
          <text:p/>
        </draw:line>
        <draw:frame draw:style-name="gr7" draw:text-style-name="P2" draw:layer="layout" svg:width="1.205cm" svg:height="0.963cm" svg:x="1.587cm" svg:y="2.915cm">
          <draw:text-box>
            <text:p text:style-name="P7">W</text:p>
          </draw:text-box>
        </draw:frame>
        <draw:line draw:style-name="gr8" draw:text-style-name="P2" draw:layer="layout" svg:x1="4.578cm" svg:y1="5.098cm" svg:x2="6.306cm" svg:y2="5.098cm">
          <text:p/>
        </draw:line>
        <draw:line draw:style-name="gr9" draw:text-style-name="P2" draw:layer="layout" svg:x1="6.306cm" svg:y1="6.435cm" svg:x2="4.578cm" svg:y2="6.435cm">
          <text:p/>
        </draw:line>
        <draw:path draw:style-name="gr10" draw:text-style-name="P2" draw:layer="layout" svg:width="0.802cm" svg:height="1.07cm" draw:transform="skewX (-0.00087266462599717) rotate (0.0691150383789754) translate (9.7972973086567cm 5.23396828706569cm)" svg:viewBox="0 0 803 1071" svg:d="M0 1071c1070 0 1070-1072 0-1071">
          <text:p/>
        </draw:path>
        <draw:path draw:style-name="gr11" draw:text-style-name="P2" draw:layer="layout" svg:width="0.802cm" svg:height="1.07cm" draw:transform="skewX (-0.000872664625997178) rotate (-3.07247761521082) translate (1.13478178758065cm 6.43186929817044cm)" svg:viewBox="0 0 803 1071" svg:d="M0 1071c1070 0 1070-1072 0-1071">
          <text:p/>
        </draw:path>
        <draw:custom-shape draw:style-name="gr12" draw:text-style-name="P8" draw:layer="layout" svg:width="5.045cm" svg:height="0.952cm" svg:x="0.287cm" svg:y="8.179cm">
          <text:p text:style-name="P7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3">
          <draw:line draw:style-name="gr14" draw:text-style-name="P2" draw:layer="layout" svg:x1="2.688cm" svg:y1="1.027cm" svg:x2="4.889cm" svg:y2="1.027cm">
            <text:p/>
          </draw:line>
          <draw:path draw:style-name="gr14" draw:text-style-name="P2" draw:layer="layout" svg:width="0.825cm" svg:height="0.731cm" svg:x="1.587cm" svg:y="0.051cm" svg:viewBox="0 0 826 732" svg:d="M0 732c70 0 207 0 207 0 137-293 137-732 206-732s69 439 207 732c0 0 137 0 206 0">
            <text:p/>
          </draw:path>
          <draw:path draw:style-name="gr15" draw:text-style-name="P9" draw:layer="layout" svg:width="0.825cm" svg:height="0.731cm" svg:x="1.862cm" svg:y="0.296cm" svg:viewBox="0 0 826 732" svg:d="M0 732c70 0 207 0 207 0 137-293 137-732 206-732s69 439 207 732c0 0 137 0 206 0z">
            <text:p/>
          </draw:path>
          <draw:path draw:style-name="gr14" draw:text-style-name="P2" draw:layer="layout" svg:width="0.825cm" svg:height="0.731cm" svg:x="1.861cm" svg:y="0.295cm" svg:viewBox="0 0 826 732" svg:d="M0 732c70 0 207 0 207 0 137-293 137-732 206-732s69 439 207 732c0 0 137 0 206 0">
            <text:p/>
          </draw:path>
          <draw:path draw:style-name="gr15" draw:text-style-name="P9" draw:layer="layout" svg:width="0.825cm" svg:height="0.731cm" svg:x="4.063cm" svg:y="0.874cm" svg:viewBox="0 0 826 732" svg:d="M0 732c70 0 207 0 207 0 137-293 137-732 206-732s69 439 207 732c0 0 137 0 206 0z">
            <text:p/>
          </draw:path>
          <draw:path draw:style-name="gr14" draw:text-style-name="P2" draw:layer="layout" svg:width="0.825cm" svg:height="0.731cm" svg:x="4.063cm" svg:y="0.874cm" svg:viewBox="0 0 826 732" svg:d="M0 732c70 0 207 0 207 0 137-293 137-732 206-732s69 439 207 732c0 0 137 0 206 0">
            <text:p/>
          </draw:path>
          <draw:line draw:style-name="gr14" draw:text-style-name="P2" draw:layer="layout" svg:x1="2.413cm" svg:y1="0.784cm" svg:x2="4.889cm" svg:y2="0.784cm">
            <text:p/>
          </draw:line>
          <draw:line draw:style-name="gr14" draw:text-style-name="P2" draw:layer="layout" svg:x1="1.587cm" svg:y1="1.027cm" svg:x2="1.861cm" svg:y2="1.027cm">
            <text:p/>
          </draw:line>
          <draw:line draw:style-name="gr14" draw:text-style-name="P2" draw:layer="layout" svg:x1="1.587cm" svg:y1="1.606cm" svg:x2="4.063cm" svg:y2="1.606cm">
            <text:p/>
          </draw:line>
          <draw:frame draw:style-name="gr16" draw:text-style-name="P10" draw:layer="layout" svg:width="1.101cm" svg:height="0.962cm" svg:x="2.962cm" svg:y="0.673cm">
            <draw:text-box>
              <text:p>...</text:p>
            </draw:text-box>
          </draw:frame>
        </draw:g>
        <draw:frame draw:style-name="gr17" draw:text-style-name="P11" draw:layer="layout" svg:width="1.551cm" svg:height="1.195cm" svg:x="4.634cm" svg:y="3.927cm">
          <draw:text-box>
            <text:p text:style-name="P7"><text:span text:style-name="T1">J</text:span><text:span text:style-name="T2">IE</text:span></text:p>
          </draw:text-box>
        </draw:frame>
        <draw:frame draw:style-name="gr17" draw:text-style-name="P11" draw:layer="layout" svg:width="1.551cm" svg:height="1.195cm" svg:x="4.634cm" svg:y="6.278cm">
          <draw:text-box>
            <text:p text:style-name="P7"><text:span text:style-name="T1">J</text:span><text:span text:style-name="T2">EI</text:span></text:p>
          </draw:text-box>
        </draw:frame>
        <draw:frame draw:style-name="gr17" draw:text-style-name="P11" draw:layer="layout" svg:width="1.551cm" svg:height="1.195cm" svg:x="9.414cm" svg:y="6.143cm">
          <draw:text-box>
            <text:p text:style-name="P7"><text:span text:style-name="T1">J</text:span><text:span text:style-name="T2">II</text:span></text:p>
          </draw:text-box>
        </draw:frame>
        <draw:frame draw:style-name="gr17" draw:text-style-name="P12" draw:layer="layout" svg:width="1.551cm" svg:height="1.195cm" svg:x="-0.1cm" svg:y="6.143cm">
          <draw:text-box>
            <text:p text:style-name="P7"><text:span text:style-name="T1">J</text:span><text:span text:style-name="T2">EE</text:span></text:p>
          </draw:text-box>
        </draw:frame>
        <draw:frame draw:style-name="gr17" draw:text-style-name="P13" draw:layer="layout" svg:width="7.697cm" svg:height="1.195cm" svg:x="3.098cm" svg:y="2.932cm">
          <draw:text-box>
            <text:p text:style-name="P7"><text:span text:style-name="T3">Anti-Hebbian W or J</text:span><text:span text:style-name="T4">EE</text:span></text:p>
          </draw:text-box>
        </draw:frame>
        <draw:custom-shape draw:style-name="gr18" draw:text-style-name="P3" draw:layer="layout" svg:width="0.953cm" svg:height="0.951cm" draw:transform="rotate (-3.14159265358979) translate (6.803cm 1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3.109cm" svg:height="0.962cm" svg:x="7.739cm" svg:y="1.774cm">
          <draw:text-box>
            <text:p text:style-name="P14">Inhibitory</text:p>
          </draw:text-box>
        </draw:frame>
        <draw:custom-shape draw:style-name="gr20" draw:text-style-name="P4" draw:layer="layout" svg:width="0.953cm" svg:height="0.952cm" draw:transform="rotate (-3.14159265358979) translate (6.803cm 2.7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3.308cm" svg:height="0.962cm" svg:x="7.739cm" svg:y="0.386cm">
          <draw:text-box>
            <text:p text:style-name="P14">Excitatory</text:p>
          </draw:text-box>
        </draw:frame>
        <draw:line draw:style-name="gr21" draw:text-style-name="P2" draw:layer="layout" svg:x1="6.803cm" svg:y1="0.867cm" svg:x2="7.756cm" svg:y2="0.867cm">
          <text:p/>
        </draw:line>
        <draw:line draw:style-name="gr22" draw:text-style-name="P2" draw:layer="layout" svg:x1="6.802cm" svg:y1="2.255cm" svg:x2="7.755cm" svg:y2="2.255cm">
          <text:p/>
        </draw:line>
        <draw:frame draw:style-name="gr23" draw:text-style-name="P6" draw:layer="layout" svg:width="3.8cm" svg:height="1.826cm" svg:x="1.002cm" svg:y="4.853cm">
          <draw:text-box>
            <text:p text:style-name="P5"><text:span text:style-name="T1">Excitatory </text:span></text:p>
            <text:p text:style-name="P5"><text:span text:style-name="T1">Neurons</text:span></text:p>
          </draw:text-box>
        </draw:frame>
        <draw:custom-shape draw:style-name="gr24" draw:text-style-name="P17" draw:layer="layout" svg:width="4.128cm" svg:height="0.952cm" svg:x="0.745cm" svg:y="1.824cm">
          <text:p text:style-name="P16"><text:span text:style-name="T5">HV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4-23T21:12:26.679390801</dc:date>
    <meta:editing-duration>PT2H55M59S</meta:editing-duration>
    <meta:editing-cycles>40</meta:editing-cycles>
    <meta:generator>LibreOffice/24.2.2.2$Linux_X86_64 LibreOffice_project/420$Build-2</meta:generator>
    <meta:print-date>2024-03-12T21:30:26.529276205</meta:print-date>
    <meta:printed-by>PDF files</meta:printed-by>
    <meta:document-statistic meta:object-count="38"/>
  </office:meta>
</office:document-meta>
</file>